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r med</text:p>
          </table:table-cell>
          <table:table-cell office:value-type="string" calcext:value-type="string">
            <text:p>delta r</text:p>
          </table:table-cell>
          <table:table-cell table:number-columns-repeated="14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0.0005*[.A2]" office:value-type="float" office:value="0.00095" calcext:value-type="float">
            <text:p/>
          </table:table-cell>
          <table:table-cell table:number-columns-repeated="2"/>
          <table:table-cell table:formula="of:=([.A2]+[.A3])/2" office:value-type="float" office:value="1.235" calcext:value-type="float">
            <text:p/>
          </table:table-cell>
          <table:table-cell table:formula="of:=([.B2]+[.B3])/2" office:value-type="float" office:value="0.0006175" calcext:value-type="float">
            <text:p/>
          </table:table-cell>
          <table:table-cell/>
          <table:table-cell table:formula="of:=0.0005*0.66" office:value-type="float" office:value="0.00033" calcext:value-type="float">
            <text:p/>
          </table:table-cell>
          <table:table-cell table:number-columns-repeated="8"/>
        </table:table-row>
        <table:table-row table:style-name="ro1">
          <table:table-cell office:value-type="float" office:value="0.57" calcext:value-type="float">
            <text:p>0.57</text:p>
          </table:table-cell>
          <table:table-cell table:formula="of:=0.0005*[.A3]" office:value-type="float" office:value="0.000285" calcext:value-type="float">
            <text:p/>
          </table:table-cell>
          <table:table-cell table:number-columns-repeated="2"/>
          <table:table-cell table:formula="of:=([.A3]+[.A4])/2" office:value-type="float" office:value="0.475" calcext:value-type="float">
            <text:p/>
          </table:table-cell>
          <table:table-cell table:formula="of:=([.B3]+[.B4])/2" office:value-type="float" office:value="0.0002375" calcext:value-type="float">
            <text:p/>
          </table:table-cell>
          <table:table-cell/>
          <table:table-cell office:value-type="string" calcext:value-type="string">
            <text:p>I</text:p>
          </table:table-cell>
          <table:table-cell table:number-columns-repeated="8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0.0005*[.A4]" office:value-type="float" office:value="0.00019" calcext:value-type="float">
            <text:p/>
          </table:table-cell>
          <table:table-cell table:number-columns-repeated="2"/>
          <table:table-cell table:formula="of:=([.A4]+[.A5])/2" office:value-type="float" office:value="0.365" calcext:value-type="float">
            <text:p/>
          </table:table-cell>
          <table:table-cell table:formula="of:=([.B4]+[.B5])/2" office:value-type="float" office:value="0.0001825" calcext:value-type="float">
            <text:p/>
          </table:table-cell>
          <table:table-cell table:number-columns-repeated="10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0.0005*[.A5]" office:value-type="float" office:value="0.000175" calcext:value-type="float">
            <text:p/>
          </table:table-cell>
          <table:table-cell table:number-columns-repeated="2"/>
          <table:table-cell table:formula="of:=([.A5]+[.A6])/2" office:value-type="float" office:value="0.325" calcext:value-type="float">
            <text:p/>
          </table:table-cell>
          <table:table-cell table:formula="of:=([.B5]+[.B6])/2" office:value-type="float" office:value="0.0001625" calcext:value-type="float">
            <text:p/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0.0005*[.A6]" office:value-type="float" office:value="0.00015" calcext:value-type="float">
            <text:p/>
          </table:table-cell>
          <table:table-cell table:number-columns-repeated="2"/>
          <table:table-cell table:formula="of:=([.A6]+[.A7])/2" office:value-type="float" office:value="0.3" calcext:value-type="float">
            <text:p/>
          </table:table-cell>
          <table:table-cell table:formula="of:=([.B6]+[.B7])/2" office:value-type="float" office:value="0.00015" calcext:value-type="float">
            <text:p/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0.0005*[.A7]" office:value-type="float" office:value="0.00015" calcext:value-type="float">
            <text:p/>
          </table:table-cell>
          <table:table-cell table:number-columns-repeated="2"/>
          <table:table-cell table:formula="of:=([.A7]+[.A8])/2" office:value-type="float" office:value="0.3" calcext:value-type="float">
            <text:p/>
          </table:table-cell>
          <table:table-cell table:formula="of:=([.B7]+[.B8])/2" office:value-type="float" office:value="0.00015" calcext:value-type="float">
            <text:p/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0.0005*[.A8]" office:value-type="float" office:value="0.00015" calcext:value-type="float">
            <text:p/>
          </table:table-cell>
          <table:table-cell table:number-columns-repeated="2"/>
          <table:table-cell table:formula="of:=([.A8]+[.A9])/2" office:value-type="float" office:value="0.3" calcext:value-type="float">
            <text:p/>
          </table:table-cell>
          <table:table-cell table:formula="of:=([.B8]+[.B9])/2" office:value-type="float" office:value="0.00015" calcext:value-type="float">
            <text:p/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0.0005*[.A9]" office:value-type="float" office:value="0.00015" calcext:value-type="float">
            <text:p/>
          </table:table-cell>
          <table:table-cell table:number-columns-repeated="2"/>
          <table:table-cell table:formula="of:=([.A9]+[.A10])/2" office:value-type="float" office:value="0.295" calcext:value-type="float">
            <text:p/>
          </table:table-cell>
          <table:table-cell table:formula="of:=([.B9]+[.B10])/2" office:value-type="float" office:value="0.0001475" calcext:value-type="float">
            <text:p/>
          </table:table-cell>
          <table:table-cell table:number-columns-repeated="10"/>
        </table:table-row>
        <table:table-row table:style-name="ro1">
          <table:table-cell office:value-type="float" office:value="0.29" calcext:value-type="float">
            <text:p>0.29</text:p>
          </table:table-cell>
          <table:table-cell table:formula="of:=0.0005*[.A10]" office:value-type="float" office:value="0.000145" calcext:value-type="float">
            <text:p/>
          </table:table-cell>
          <table:table-cell table:number-columns-repeated="2"/>
          <table:table-cell table:formula="of:=([.A10]+[.A11])/2" office:value-type="float" office:value="0.29" calcext:value-type="float">
            <text:p/>
          </table:table-cell>
          <table:table-cell table:formula="of:=([.B10]+[.B11])/2" office:value-type="float" office:value="0.000145" calcext:value-type="float">
            <text:p/>
          </table:table-cell>
          <table:table-cell table:number-columns-repeated="10"/>
        </table:table-row>
        <table:table-row table:style-name="ro1">
          <table:table-cell office:value-type="float" office:value="0.29" calcext:value-type="float">
            <text:p>0.29</text:p>
          </table:table-cell>
          <table:table-cell table:formula="of:=0.0005*[.A11]" office:value-type="float" office:value="0.000145" calcext:value-type="float">
            <text:p/>
          </table:table-cell>
          <table:table-cell table:number-columns-repeated="14"/>
        </table:table-row>
        <table:table-row table:style-name="ro1">
          <table:table-cell office:value-type="string" calcext:value-type="string">
            <text:p>electrolitic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rrido en frecuenc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ec</text:p>
          </table:table-cell>
          <table:table-cell office:value-type="string" calcext:value-type="string">
            <text:p>Cmed</text:p>
          </table:table-cell>
          <table:table-cell office:value-type="string" calcext:value-type="string">
            <text:p>Delta Cmed</text:p>
          </table:table-cell>
          <table:table-cell table:number-columns-repeated="4"/>
          <table:table-cell office:value-type="string" calcext:value-type="string">
            <text:p>omega</text:p>
          </table:table-cell>
          <table:table-cell office:value-type="string" calcext:value-type="string">
            <text:p>X_C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validacion wl – 1/(wc)</text:p>
          </table:table-cell>
          <table:table-cell/>
          <table:table-cell office:value-type="string" calcext:value-type="string">
            <text:p>Delta Cmed</text:p>
          </table:table-cell>
          <table:table-cell office:value-type="string" calcext:value-type="string">
            <text:p>Delta Ls</text:p>
          </table:table-cell>
          <table:table-cell office:value-type="string" calcext:value-type="string">
            <text:p>Delta Cs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207" calcext:value-type="float">
            <text:p>207</text:p>
          </table:table-cell>
          <table:table-cell table:formula="of:=0.0005*[.B15]" office:value-type="float" office:value="0.1035" calcext:value-type="float">
            <text:p/>
          </table:table-cell>
          <table:table-cell/>
          <table:table-cell table:formula="of:=([.A16]^2-[.A15]^2)/(([.A16]^2/([.B15]*EXP(-6))-[.A15]^2/([.B16]*EXP(-6)))^2)" office:value-type="float" office:value="18.483141416737" calcext:value-type="float">
            <text:p/>
          </table:table-cell>
          <table:table-cell/>
          <table:table-cell table:formula="of:=(1/([.B15]*EXP(-6))-1/([.B16]*EXP(-6)))/(([.A16]*EXP(3))^2-([.A15]*EXP(3))^2)" office:value-type="float" office:value="-0.014155075597122" calcext:value-type="float">
            <text:p/>
          </table:table-cell>
          <table:table-cell table:formula="of:=2*PI()*[.A15]*1000" office:value-type="float" office:value="75.398223686155" calcext:value-type="float">
            <text:p/>
          </table:table-cell>
          <table:table-cell table:formula="of:=-1/([.H15]*[.B15]*10^-6)" office:value-type="float" office:value="-64.0720382817614" calcext:value-type="float">
            <text:p/>
          </table:table-cell>
          <table:table-cell table:style-name="ce1" table:formula="of:=([.H15]*[.I15]-[.H16]*[.I16])/([.H15]^2-[.H16]^2)*1000000" office:value-type="float" office:value="-358.552253511795" calcext:value-type="float">
            <text:p/>
          </table:table-cell>
          <table:table-cell table:formula="of:=([.H16]^2-[.H15]^2)/([.H16]*[.H15]^2*[.I16]-[.H16]^2*[.H15]*[.I15])*1000000" office:value-type="float" office:value="207.087377307634" calcext:value-type="float">
            <text:p/>
          </table:table-cell>
          <table:table-cell table:formula="of:=[.H15]*[.J15]-1/([.H15]*[.K15])" office:value-type="float" office:value="-27034.2030775023" calcext:value-type="float">
            <text:p/>
          </table:table-cell>
          <table:table-cell/>
          <table:table-cell office:value-type="float" office:value="0.1" calcext:value-type="float">
            <text:p>0.1</text:p>
          </table:table-cell>
          <table:table-cell table:formula="of:=-([.N15]/([.B15]^2)+[.N16]/([.B16]^2))/([.H15]^2-[.H16]^2)*1000000*1000000" office:value-type="float" office:value="8.64704873414604" calcext:value-type="float">
            <text:p/>
          </table:table-cell>
          <table:table-cell table:formula="of:=([.H16]^2-[.H15]^2)/(([.H15]^2*1000000/[.B16]-[.H16]^2*1000000/[.B15])^2)*([.N15]*[.H16]^2/([.B15]^2)+[.N16]*[.H15]^2/([.B16]^2))*1000000" office:value-type="float" office:value="0.000000102192570350765" calcext:value-type="float">
            <text:p/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98.7" calcext:value-type="float">
            <text:p>198.7</text:p>
          </table:table-cell>
          <table:table-cell table:formula="of:=0.0005*[.B16]" office:value-type="float" office:value="0.09935" calcext:value-type="float">
            <text:p/>
          </table:table-cell>
          <table:table-cell/>
          <table:table-cell table:formula="of:=([.A17]^2-[.A16]^2)/(([.A17]^2/([.B16]*EXP(-6))-[.A16]^2/([.B17]*EXP(-6)))^2)" office:value-type="float" office:value="1.03536072543346" calcext:value-type="float">
            <text:p/>
          </table:table-cell>
          <table:table-cell table:number-columns-repeated="2"/>
          <table:table-cell table:formula="of:=2*PI()*[.A16]*1000" office:value-type="float" office:value="753.98223686155" calcext:value-type="float">
            <text:p/>
          </table:table-cell>
          <table:table-cell table:formula="of:=-1/([.H16]*[.B16]*10^-6)" office:value-type="float" office:value="-6.67484243800937" calcext:value-type="float">
            <text:p/>
          </table:table-cell>
          <table:table-cell table:style-name="ce1" table:formula="of:=([.H16]*[.I16]-[.H17]*[.I17])/([.H16]^2-[.H17]^2)*1000000" office:value-type="float" office:value="-24.4784235121661" calcext:value-type="float">
            <text:p/>
          </table:table-cell>
          <table:table-cell table:formula="of:=([.H17]^2-[.H16]^2)/([.H17]*[.H16]^2*[.I17]-[.H17]^2*[.H16]*[.I16])*1000000" office:value-type="float" office:value="199.250939509741" calcext:value-type="float">
            <text:p/>
          </table:table-cell>
          <table:table-cell table:formula="of:=[.H16]*[.J16]-1/([.H16]*[.K16])" office:value-type="float" office:value="-18456.2965212037" calcext:value-type="float">
            <text:p/>
          </table:table-cell>
          <table:table-cell/>
          <table:table-cell office:value-type="float" office:value="0.1" calcext:value-type="float">
            <text:p>0.1</text:p>
          </table:table-cell>
          <table:table-cell table:formula="of:=-([.N16]/([.B16]^2)+[.N17]/([.B17]^2))/([.H16]^2-[.H17]^2)*1000000*1000000" office:value-type="float" office:value="0.569822979587319" calcext:value-type="float">
            <text:p/>
          </table:table-cell>
          <table:table-cell table:formula="of:=([.H17]^2-[.H16]^2)/(([.H16]^2*1000000/[.B17]-[.H17]^2*1000000/[.B16])^2)*([.N16]*[.H17]^2/([.B16]^2)+[.N17]*[.H16]^2/([.B17]^2))*1000000" office:value-type="float" office:value="0.000000113415963574856" calcext:value-type="float">
            <text:p/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90.1" calcext:value-type="float">
            <text:p>190.1</text:p>
          </table:table-cell>
          <table:table-cell table:formula="of:=0.0005*[.B17]" office:value-type="float" office:value="0.09505" calcext:value-type="float">
            <text:p/>
          </table:table-cell>
          <table:table-cell/>
          <table:table-cell table:formula="of:=([.A18]^2-[.A17]^2)/(([.A18]^2/([.B17]*EXP(-6))-[.A17]^2/([.B18]*EXP(-6)))^2)" office:value-type="float" office:value="0.300341043969137" calcext:value-type="float">
            <text:p/>
          </table:table-cell>
          <table:table-cell table:number-columns-repeated="2"/>
          <table:table-cell table:formula="of:=2*PI()*[.A17]*1000" office:value-type="float" office:value="3141.59265358979" calcext:value-type="float">
            <text:p/>
          </table:table-cell>
          <table:table-cell table:formula="of:=-1/([.H17]*[.B17]*10^-6)" office:value-type="float" office:value="-1.67443390943604" calcext:value-type="float">
            <text:p/>
          </table:table-cell>
          <table:table-cell table:style-name="ce1" table:formula="of:=([.H17]*[.I17]-[.H18]*[.I18])/([.H17]^2-[.H18]^2)*1000000" office:value-type="float" office:value="-3.81865568429061" calcext:value-type="float">
            <text:p/>
          </table:table-cell>
          <table:table-cell table:formula="of:=([.H18]^2-[.H17]^2)/([.H18]*[.H17]^2*[.I18]-[.H18]^2*[.H17]*[.I17])*1000000" office:value-type="float" office:value="191.471820313909" calcext:value-type="float">
            <text:p/>
          </table:table-cell>
          <table:table-cell table:formula="of:=[.H17]*[.J17]-1/([.H17]*[.K17])" office:value-type="float" office:value="-11996.6606460187" calcext:value-type="float">
            <text:p/>
          </table:table-cell>
          <table:table-cell/>
          <table:table-cell office:value-type="float" office:value="0.1" calcext:value-type="float">
            <text:p>0.1</text:p>
          </table:table-cell>
          <table:table-cell table:formula="of:=-([.N17]/([.B17]^2)+[.N18]/([.B18]^2))/([.H17]^2-[.H18]^2)*1000000*1000000" office:value-type="float" office:value="0.190975960174516" calcext:value-type="float">
            <text:p/>
          </table:table-cell>
          <table:table-cell table:formula="of:=([.H18]^2-[.H17]^2)/(([.H17]^2*1000000/[.B18]-[.H18]^2*1000000/[.B17])^2)*([.N17]*[.H18]^2/([.B17]^2)+[.N18]*[.H17]^2/([.B18]^2))*1000000" office:value-type="float" office:value="0.000000170550081466633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6.1" calcext:value-type="float">
            <text:p>186.1</text:p>
          </table:table-cell>
          <table:table-cell table:formula="of:=0.0005*[.B18]" office:value-type="float" office:value="0.09305" calcext:value-type="float">
            <text:p/>
          </table:table-cell>
          <table:table-cell/>
          <table:table-cell table:formula="of:=([.A19]^2-[.A18]^2)/(([.A19]^2/([.B18]*EXP(-6))-[.A18]^2/([.B19]*EXP(-6)))^2)" office:value-type="float" office:value="0.00215858075865949" calcext:value-type="float">
            <text:p/>
          </table:table-cell>
          <table:table-cell table:number-columns-repeated="2"/>
          <table:table-cell table:formula="of:=2*PI()*[.A18]*1000" office:value-type="float" office:value="6283.18530717959" calcext:value-type="float">
            <text:p/>
          </table:table-cell>
          <table:table-cell table:formula="of:=-1/([.H18]*[.B18]*10^-6)" office:value-type="float" office:value="-0.855211945684553" calcext:value-type="float">
            <text:p/>
          </table:table-cell>
          <table:table-cell table:style-name="ce1" table:formula="of:=([.H18]*[.I18]-[.H19]*[.I19])/([.H18]^2-[.H19]^2)*1000000" office:value-type="float" office:value="-0.288738623955154" calcext:value-type="float">
            <text:p/>
          </table:table-cell>
          <table:table-cell table:formula="of:=([.H19]^2-[.H18]^2)/([.H19]*[.H18]^2*[.I19]-[.H19]^2*[.H18]*[.I18])*1000000" office:value-type="float" office:value="186.495621269062" calcext:value-type="float">
            <text:p/>
          </table:table-cell>
          <table:table-cell table:formula="of:=[.H18]*[.J18]-1/([.H18]*[.K18])" office:value-type="float" office:value="-1814.19828050367" calcext:value-type="float">
            <text:p/>
          </table:table-cell>
          <table:table-cell/>
          <table:table-cell office:value-type="float" office:value="0.1" calcext:value-type="float">
            <text:p>0.1</text:p>
          </table:table-cell>
          <table:table-cell table:formula="of:=-([.N18]/([.B18]^2)+[.N19]/([.B19]^2))/([.H18]^2-[.H19]^2)*1000000*1000000" office:value-type="float" office:value="0.00160410646815875" calcext:value-type="float">
            <text:p/>
          </table:table-cell>
          <table:table-cell table:formula="of:=([.H19]^2-[.H18]^2)/(([.H18]^2*1000000/[.B19]-[.H19]^2*1000000/[.B18])^2)*([.N18]*[.H19]^2/([.B18]^2)+[.N19]*[.H18]^2/([.B19]^2))*1000000" office:value-type="float" office:value="0.000000102628195017698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.8" calcext:value-type="float">
            <text:p>153.8</text:p>
          </table:table-cell>
          <table:table-cell table:formula="of:=0.0005*[.B19]" office:value-type="float" office:value="0.0769" calcext:value-type="float">
            <text:p/>
          </table:table-cell>
          <table:table-cell/>
          <table:table-cell table:formula="of:=([.A20]^2-[.A19]^2)/(([.A20]^2/([.B19]*EXP(-6))-[.A19]^2/([.B20]*EXP(-6)))^2)" office:value-type="float" office:value="0.000563252761442362" calcext:value-type="float">
            <text:p/>
          </table:table-cell>
          <table:table-cell table:number-columns-repeated="2"/>
          <table:table-cell table:formula="of:=2*PI()*[.A19]*1000" office:value-type="float" office:value="62831.8530717959" calcext:value-type="float">
            <text:p/>
          </table:table-cell>
          <table:table-cell table:formula="of:=-1/([.H19]*[.B19]*10^-6)" office:value-type="float" office:value="-0.103481757536993" calcext:value-type="float">
            <text:p/>
          </table:table-cell>
          <table:table-cell table:style-name="ce1" table:formula="of:=([.H19]*[.I19]-[.H20]*[.I20])/([.H19]^2-[.H20]^2)*1000000" office:value-type="float" office:value="-0.119534155153302" calcext:value-type="float">
            <text:p/>
          </table:table-cell>
          <table:table-cell table:formula="of:=([.H20]^2-[.H19]^2)/([.H20]*[.H19]^2*[.I20]-[.H20]^2*[.H19]*[.I19])*1000000" office:value-type="float" office:value="165.836141149687" calcext:value-type="float">
            <text:p/>
          </table:table-cell>
          <table:table-cell table:formula="of:=[.H19]*[.J19]-1/([.H19]*[.K19])" office:value-type="float" office:value="-7510.55247374947" calcext:value-type="float">
            <text:p/>
          </table:table-cell>
          <table:table-cell/>
          <table:table-cell office:value-type="float" office:value="0.08" calcext:value-type="float">
            <text:p>0.08</text:p>
          </table:table-cell>
          <table:table-cell table:formula="of:=-([.N19]/([.B19]^2)+[.N20]/([.B20]^2))/([.H19]^2-[.H20]^2)*1000000*1000000" office:value-type="float" office:value="0.000656078194630393" calcext:value-type="float">
            <text:p/>
          </table:table-cell>
          <table:table-cell table:formula="of:=([.H20]^2-[.H19]^2)/(([.H19]^2*1000000/[.B20]-[.H20]^2*1000000/[.B19])^2)*([.N19]*[.H20]^2/([.B19]^2)+[.N20]*[.H19]^2/([.B20]^2))*1000000" office:value-type="float" office:value="0.000000164243058662172" calcext:value-type="float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6.3" calcext:value-type="float">
            <text:p>126.3</text:p>
          </table:table-cell>
          <table:table-cell table:formula="of:=0.0005*[.B20]" office:value-type="float" office:value="0.06315" calcext:value-type="float">
            <text:p/>
          </table:table-cell>
          <table:table-cell/>
          <table:table-cell table:formula="of:=([.A21]^2-[.A20]^2)/(([.A21]^2/([.B20]*EXP(-6))-[.A20]^2/([.B21]*EXP(-6)))^2)" office:value-type="float" office:value="0.000129014672126369" calcext:value-type="float">
            <text:p/>
          </table:table-cell>
          <table:table-cell table:number-columns-repeated="2"/>
          <table:table-cell table:formula="of:=2*PI()*[.A20]*1000" office:value-type="float" office:value="125663.706143592" calcext:value-type="float">
            <text:p/>
          </table:table-cell>
          <table:table-cell table:formula="of:=-1/([.H20]*[.B20]*10^-6)" office:value-type="float" office:value="-0.0630067074789768" calcext:value-type="float">
            <text:p/>
          </table:table-cell>
          <table:table-cell table:style-name="ce1" table:formula="of:=([.H20]*[.I20]-[.H21]*[.I21])/([.H20]^2-[.H21]^2)*1000000" office:value-type="float" office:value="-0.102455468130005" calcext:value-type="float">
            <text:p/>
          </table:table-cell>
          <table:table-cell table:formula="of:=([.H21]^2-[.H20]^2)/([.H21]*[.H20]^2*[.I21]-[.H21]^2*[.H20]*[.I20])*1000000" office:value-type="float" office:value="158.736597110754" calcext:value-type="float">
            <text:p/>
          </table:table-cell>
          <table:table-cell table:formula="of:=[.H20]*[.J20]-1/([.H20]*[.K20])" office:value-type="float" office:value="-12874.9338399432" calcext:value-type="float">
            <text:p/>
          </table:table-cell>
          <table:table-cell/>
          <table:table-cell office:value-type="float" office:value="0.07" calcext:value-type="float">
            <text:p>0.07</text:p>
          </table:table-cell>
          <table:table-cell table:formula="of:=-([.N20]/([.B20]^2)+[.N21]/([.B21]^2))/([.H20]^2-[.H21]^2)*1000000*1000000" office:value-type="float" office:value="0.000230349235989217" calcext:value-type="float">
            <text:p/>
          </table:table-cell>
          <table:table-cell table:formula="of:=([.H21]^2-[.H20]^2)/(([.H20]^2*1000000/[.B21]-[.H21]^2*1000000/[.B20])^2)*([.N20]*[.H21]^2/([.B20]^2)+[.N21]*[.H20]^2/([.B21]^2))*1000000" office:value-type="float" office:value="0.000000202228022126664" calcext:value-type="float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.3" calcext:value-type="float">
            <text:p>78.3</text:p>
          </table:table-cell>
          <table:table-cell table:formula="of:=0.0005*[.B21]" office:value-type="float" office:value="0.03915" calcext:value-type="float">
            <text:p/>
          </table:table-cell>
          <table:table-cell/>
          <table:table-cell table:formula="of:=([.A22]^2-[.A21]^2)/(([.A22]^2/([.B21]*EXP(-6))-[.A21]^2/([.B22]*EXP(-6)))^2)" office:value-type="float" office:value="0.000167724826909501" calcext:value-type="float">
            <text:p/>
          </table:table-cell>
          <table:table-cell table:number-columns-repeated="2"/>
          <table:table-cell table:formula="of:=2*PI()*[.A21]*1000" office:value-type="float" office:value="251327.412287183" calcext:value-type="float">
            <text:p/>
          </table:table-cell>
          <table:table-cell table:formula="of:=-1/([.H21]*[.B21]*10^-6)" office:value-type="float" office:value="-0.050815754499328" calcext:value-type="float">
            <text:p/>
          </table:table-cell>
          <table:table-cell table:style-name="ce1" table:formula="of:=([.H21]*[.I21]-[.H22]*[.I22])/([.H21]^2-[.H22]^2)*1000000" office:value-type="float" office:value="-0.101186652458128" calcext:value-type="float">
            <text:p/>
          </table:table-cell>
          <table:table-cell table:formula="of:=([.H22]^2-[.H21]^2)/([.H22]*[.H21]^2*[.I22]-[.H22]^2*[.H21]*[.I21])*1000000" office:value-type="float" office:value="156.742519111758" calcext:value-type="float">
            <text:p/>
          </table:table-cell>
          <table:table-cell table:formula="of:=[.H21]*[.J21]-1/([.H21]*[.K21])" office:value-type="float" office:value="-25430.9795203292" calcext:value-type="float">
            <text:p/>
          </table:table-cell>
          <table:table-cell/>
          <table:table-cell office:value-type="float" office:value="0.04" calcext:value-type="float">
            <text:p>0.04</text:p>
          </table:table-cell>
          <table:table-cell table:formula="of:=-([.N21]/([.B21]^2)+[.N22]/([.B22]^2))/([.H21]^2-[.H22]^2)*1000000*1000000" office:value-type="float" office:value="0.000485187124014149" calcext:value-type="float">
            <text:p/>
          </table:table-cell>
          <table:table-cell table:formula="of:=([.H22]^2-[.H21]^2)/(([.H21]^2*1000000/[.B22]-[.H22]^2*1000000/[.B21])^2)*([.N21]*[.H22]^2/([.B21]^2)+[.N22]*[.H21]^2/([.B22]^2))*1000000" office:value-type="float" office:value="0.000000913235279735287" calcext:value-type="float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1.1" calcext:value-type="float">
            <text:p>61.1</text:p>
          </table:table-cell>
          <table:table-cell table:formula="of:=0.0005*[.B22]" office:value-type="float" office:value="0.03055" calcext:value-type="float">
            <text:p/>
          </table:table-cell>
          <table:table-cell/>
          <table:table-cell table:formula="of:=([.A23]^2-[.A22]^2)/(([.A23]^2/([.B22]*EXP(-6))-[.A22]^2/([.B23]*EXP(-6)))^2)" office:value-type="float" office:value="0.0000784277304588307" calcext:value-type="float">
            <text:p/>
          </table:table-cell>
          <table:table-cell table:number-columns-repeated="2"/>
          <table:table-cell table:formula="of:=2*PI()*[.A22]*1000" office:value-type="float" office:value="314159.265358979" calcext:value-type="float">
            <text:p/>
          </table:table-cell>
          <table:table-cell table:formula="of:=-1/([.H22]*[.B22]*10^-6)" office:value-type="float" office:value="-0.0520965443835991" calcext:value-type="float">
            <text:p/>
          </table:table-cell>
          <table:table-cell table:style-name="ce1" table:formula="of:=([.H22]*[.I22]-[.H23]*[.I23])/([.H22]^2-[.H23]^2)*1000000" office:value-type="float" office:value="-0.101500450287156" calcext:value-type="float">
            <text:p/>
          </table:table-cell>
          <table:table-cell table:formula="of:=([.H23]^2-[.H22]^2)/([.H23]*[.H22]^2*[.I23]-[.H23]^2*[.H22]*[.I22])*1000000" office:value-type="float" office:value="157.507123352008" calcext:value-type="float">
            <text:p/>
          </table:table-cell>
          <table:table-cell table:formula="of:=[.H22]*[.J22]-1/([.H22]*[.K22])" office:value-type="float" office:value="-31887.3068958386" calcext:value-type="float">
            <text:p/>
          </table:table-cell>
          <table:table-cell/>
          <table:table-cell office:value-type="float" office:value="0.04" calcext:value-type="float">
            <text:p>0.04</text:p>
          </table:table-cell>
          <table:table-cell table:formula="of:=-([.N22]/([.B22]^2)+[.N23]/([.B23]^2))/([.H22]^2-[.H23]^2)*1000000*1000000" office:value-type="float" office:value="0.000367763809456142" calcext:value-type="float">
            <text:p/>
          </table:table-cell>
          <table:table-cell table:formula="of:=([.H23]^2-[.H22]^2)/(([.H22]^2*1000000/[.B23]-[.H23]^2*1000000/[.B22])^2)*([.N22]*[.H23]^2/([.B22]^2)+[.N23]*[.H22]^2/([.B23]^2))*1000000" office:value-type="float" office:value="0.00000116628383659348" calcext:value-type="float">
            <text:p/>
          </table:table-cell>
        </table:table-row>
        <table:table-row table:style-name="ro1">
          <table:table-cell office:value-type="float" office:value="66.66" calcext:value-type="float">
            <text:p>66.66</text:p>
          </table:table-cell>
          <table:table-cell office:value-type="float" office:value="41.4" calcext:value-type="float">
            <text:p>41.4</text:p>
          </table:table-cell>
          <table:table-cell table:formula="of:=0.0005*[.B23]" office:value-type="float" office:value="0.0207" calcext:value-type="float">
            <text:p/>
          </table:table-cell>
          <table:table-cell/>
          <table:table-cell table:formula="of:=([.A24]^2-[.A23]^2)/(([.A24]^2/([.B23]*EXP(-6))-[.A23]^2/([.B24]*EXP(-6)))^2)" office:value-type="float" office:value="0.0000252457013357357" calcext:value-type="float">
            <text:p/>
          </table:table-cell>
          <table:table-cell table:number-columns-repeated="2"/>
          <table:table-cell table:formula="of:=2*PI()*[.A23]*1000" office:value-type="float" office:value="418837.132576591" calcext:value-type="float">
            <text:p/>
          </table:table-cell>
          <table:table-cell table:formula="of:=-1/([.H23]*[.B23]*10^-6)" office:value-type="float" office:value="-0.0576706015137367" calcext:value-type="float">
            <text:p/>
          </table:table-cell>
          <table:table-cell table:style-name="ce1" table:formula="of:=([.H23]*[.I23]-[.H24]*[.I24])/([.H23]^2-[.H24]^2)*1000000" office:value-type="float" office:value="-0.0999653386313588" calcext:value-type="float">
            <text:p/>
          </table:table-cell>
          <table:table-cell table:formula="of:=([.H24]^2-[.H23]^2)/([.H24]*[.H23]^2*[.I24]-[.H24]^2*[.H23]*[.I23])*1000000" office:value-type="float" office:value="151.098132933352" calcext:value-type="float">
            <text:p/>
          </table:table-cell>
          <table:table-cell table:formula="of:=[.H23]*[.J23]-1/([.H23]*[.K23])" office:value-type="float" office:value="-41869.1957894221" calcext:value-type="float">
            <text:p/>
          </table:table-cell>
          <table:table-cell/>
          <table:table-cell office:value-type="float" office:value="0.03" calcext:value-type="float">
            <text:p>0.03</text:p>
          </table:table-cell>
          <table:table-cell table:formula="of:=-([.N23]/([.B23]^2)+[.N24]/([.B24]^2))/([.H23]^2-[.H24]^2)*1000000*1000000" office:value-type="float" office:value="0.000273414435055615" calcext:value-type="float">
            <text:p/>
          </table:table-cell>
          <table:table-cell table:formula="of:=([.H24]^2-[.H23]^2)/(([.H23]^2*1000000/[.B24]-[.H24]^2*1000000/[.B23])^2)*([.N23]*[.H24]^2/([.B23]^2)+[.N24]*[.H23]^2/([.B24]^2))*1000000" office:value-type="float" office:value="0.00000149465224599225" calcext:value-type="float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.7" calcext:value-type="float">
            <text:p>21.7</text:p>
          </table:table-cell>
          <table:table-cell table:formula="of:=0.0005*[.B24]" office:value-type="float" office:value="0.01085" calcext:value-type="float">
            <text:p/>
          </table:table-cell>
          <table:table-cell table:number-columns-repeated="4"/>
          <table:table-cell table:formula="of:=2*PI()*[.A24]*1000" office:value-type="float" office:value="628318.530717959" calcext:value-type="float">
            <text:p/>
          </table:table-cell>
          <table:table-cell table:formula="of:=-1/([.H24]*[.B24]*10^-6)" office:value-type="float" office:value="-0.0733432917474172" calcext:value-type="float">
            <text:p/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barrido en tensión</text:p>
          </table:table-cell>
          <table:table-cell table:number-columns-repeated="2"/>
          <table:table-cell table:formula="of:=0.001038*0.0005" office:value-type="float" office:value="0.000000519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0.01/0.76" office:value-type="float" office:value="0.0131578947368421" calcext:value-type="float">
            <text:p/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9" calcext:value-type="float">
            <text:p>209</text:p>
          </table:table-cell>
          <table:table-cell table:number-columns-repeated="5"/>
          <table:table-cell table:formula="of:=2*PI()*100000" office:value-type="float" office:value="628318.530717959" calcext:value-type="float">
            <text:p/>
          </table:table-cell>
          <table:table-cell table:formula="of:=-1/([.H28]*[.B28]*10^-6)" office:value-type="float" office:value="-0.00761506904745911" calcext:value-type="float">
            <text:p/>
          </table:table-cell>
          <table:table-cell table:formula="of:=([.H28]*[.I28]-[.H29]*[.I29])/([.H28]^2-[.H29]^2)" office:value-type="string" office:string-value="" calcext:value-type="error">
            <text:p/>
          </table:table-cell>
          <table:table-cell table:formula="of:=([.H29]^2-[.H28]^2)/([.H29]*[.H28]^2*[.I29]-[.H29]^2*[.H28]*[.I28])" office:value-type="float" office:value="-0" calcext:value-type="float">
            <text:p/>
          </table:table-cell>
          <table:table-cell table:formula="of:=[.H28]*[.J28]-1/([.H28]*[.K28])" office:value-type="string" office:string-value="" calcext:value-type="error">
            <text:p/>
          </table:table-cell>
          <table:table-cell table:number-columns-repeated="4"/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206" calcext:value-type="float">
            <text:p>206</text:p>
          </table:table-cell>
          <table:table-cell table:number-columns-repeated="5"/>
          <table:table-cell table:formula="of:=2*PI()*100000" office:value-type="float" office:value="628318.530717959" calcext:value-type="float">
            <text:p/>
          </table:table-cell>
          <table:table-cell table:formula="of:=-1/([.H29]*[.B29]*10^-6)" office:value-type="float" office:value="-0.00772596811125706" calcext:value-type="float">
            <text:p/>
          </table:table-cell>
          <table:table-cell table:formula="of:=([.H29]*[.I29]-[.H30]*[.I30])/([.H29]^2-[.H30]^2)" office:value-type="string" office:string-value="" calcext:value-type="error">
            <text:p/>
          </table:table-cell>
          <table:table-cell table:formula="of:=([.H30]^2-[.H29]^2)/([.H30]*[.H29]^2*[.I30]-[.H30]^2*[.H29]*[.I29])" office:value-type="float" office:value="-0" calcext:value-type="float">
            <text:p/>
          </table:table-cell>
          <table:table-cell table:formula="of:=[.H29]*[.J29]-1/([.H29]*[.K29])" office:value-type="string" office:string-value="" calcext:value-type="error">
            <text:p/>
          </table:table-cell>
          <table:table-cell table:number-columns-repeated="4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formula="of:=2*PI()*100000" office:value-type="float" office:value="628318.530717959" calcext:value-type="float">
            <text:p/>
          </table:table-cell>
          <table:table-cell table:formula="of:=-1/([.H30]*[.B30]*10^-6)" office:value-type="float" office:value="-0.0078789575788067" calcext:value-type="float">
            <text:p/>
          </table:table-cell>
          <table:table-cell table:formula="of:=([.H30]*[.I30]-[.H31]*[.I31])/([.H30]^2-[.H31]^2)" office:value-type="string" office:string-value="" calcext:value-type="error">
            <text:p/>
          </table:table-cell>
          <table:table-cell table:formula="of:=([.H31]^2-[.H30]^2)/([.H31]*[.H30]^2*[.I31]-[.H31]^2*[.H30]*[.I30])" office:value-type="float" office:value="-0" calcext:value-type="float">
            <text:p/>
          </table:table-cell>
          <table:table-cell table:formula="of:=[.H30]*[.J30]-1/([.H30]*[.K30])" office:value-type="string" office:string-value="" calcext:value-type="error">
            <text:p/>
          </table:table-cell>
          <table:table-cell table:number-columns-repeated="4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formula="of:=2*PI()*100000" office:value-type="float" office:value="628318.530717959" calcext:value-type="float">
            <text:p/>
          </table:table-cell>
          <table:table-cell table:formula="of:=-1/([.H31]*[.B31]*10^-6)" office:value-type="float" office:value="-0.00791815637273111" calcext:value-type="float">
            <text:p/>
          </table:table-cell>
          <table:table-cell table:formula="of:=([.H31]*[.I31]-[.H32]*[.I32])/([.H31]^2-[.H32]^2)" office:value-type="string" office:string-value="" calcext:value-type="error">
            <text:p/>
          </table:table-cell>
          <table:table-cell table:formula="of:=([.H32]^2-[.H31]^2)/([.H32]*[.H31]^2*[.I32]-[.H32]^2*[.H31]*[.I31])" office:value-type="float" office:value="-0" calcext:value-type="float">
            <text:p/>
          </table:table-cell>
          <table:table-cell table:formula="of:=[.H31]*[.J31]-1/([.H31]*[.K31])" office:value-type="string" office:string-value="" calcext:value-type="error">
            <text:p/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formula="of:=2*PI()*100000" office:value-type="float" office:value="628318.530717959" calcext:value-type="float">
            <text:p/>
          </table:table-cell>
          <table:table-cell table:formula="of:=-1/([.H32]*[.B32]*10^-6)" office:value-type="float" office:value="-0.00799773583376359" calcext:value-type="float">
            <text:p/>
          </table:table-cell>
          <table:table-cell table:formula="of:=([.H32]*[.I32]-[.H33]*[.I33])/([.H32]^2-[.H33]^2)" office:value-type="string" office:string-value="" calcext:value-type="error">
            <text:p/>
          </table:table-cell>
          <table:table-cell table:formula="of:=([.H33]^2-[.H32]^2)/([.H33]*[.H32]^2*[.I33]-[.H33]^2*[.H32]*[.I32])" office:value-type="string" office:string-value="" calcext:value-type="error">
            <text:p/>
          </table:table-cell>
          <table:table-cell table:formula="of:=[.H32]*[.J32]-1/([.H32]*[.K32])" office:value-type="string" office:string-value="" calcext:value-type="error">
            <text:p/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formula="of:=2*PI()*100000" office:value-type="float" office:value="628318.530717959" calcext:value-type="float">
            <text:p/>
          </table:table-cell>
          <table:table-cell table:formula="of:=-1/([.H33]*[.B33]*10^-6)" office:value-type="float" office:value="-0.00799773583376359" calcext:value-type="float">
            <text:p/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apacitor cerámic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rrido en frecuencia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23.88" calcext:value-type="float">
            <text:p>23.88</text:p>
          </table:table-cell>
          <table:table-cell table:formula="of:=0.0005*[.B38]" office:value-type="float" office:value="0.01194" calcext:value-type="float">
            <text:p/>
          </table:table-cell>
          <table:table-cell table:number-columns-repeated="4"/>
          <table:table-cell table:formula="of:=2*PI()*[.A38]*1000" office:value-type="float" office:value="75.398223686155" calcext:value-type="float">
            <text:p/>
          </table:table-cell>
          <table:table-cell table:formula="of:=-1/([.H38]*[.B38]*10^-9)" office:value-type="float" office:value="-555398.321789138" calcext:value-type="float">
            <text:p/>
          </table:table-cell>
          <table:table-cell table:formula="of:=([.H38]*[.I38]-[.H39]*[.I39])/([.H38]^2-[.H39]^2)*1000" office:value-type="float" office:value="-1884.91068895748" calcext:value-type="float">
            <text:p/>
          </table:table-cell>
          <table:table-cell table:formula="of:=([.H39]^2-[.H38]^2)/([.H39]*[.H38]^2*[.I39]-[.H39]^2*[.H38]*[.I38])" office:value-type="float" office:value="0.0000000238861121329909" calcext:value-type="float">
            <text:p/>
          </table:table-cell>
          <table:table-cell table:formula="of:=[.H38]*[.J38]-1/([.H38]*[.K38])" office:value-type="float" office:value="-697375.120625824" calcext:value-type="float">
            <text:p/>
          </table:table-cell>
          <table:table-cell/>
          <table:table-cell office:value-type="float" office:value="0.02" calcext:value-type="float">
            <text:p>0.02</text:p>
          </table:table-cell>
          <table:table-cell table:formula="of:=-([.N38]/([.B38]^2)+[.N39]/([.B39]^2))/([.H38]^2-[.H39]^2)*1000000000*1000" office:value-type="float" office:value="127.83054680139" calcext:value-type="float">
            <text:p/>
          </table:table-cell>
          <table:table-cell table:formula="of:=([.H39]^2-[.H38]^2)/(([.H38]^2*1000000000/[.B39]-[.H39]^2*1000000000/[.B38])^2)*([.N38]*[.H39]^2/([.B38]^2)+[.N39]*[.H38]^2/([.B39]^2))*1000000000" office:value-type="float" office:value="0.0000000000204248570610821" calcext:value-type="float">
            <text:p/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3.29" calcext:value-type="float">
            <text:p>23.29</text:p>
          </table:table-cell>
          <table:table-cell table:formula="of:=0.0005*[.B39]" office:value-type="float" office:value="0.011645" calcext:value-type="float">
            <text:p/>
          </table:table-cell>
          <table:table-cell table:number-columns-repeated="4"/>
          <table:table-cell table:formula="of:=2*PI()*[.A39]*1000" office:value-type="float" office:value="753.98223686155" calcext:value-type="float">
            <text:p/>
          </table:table-cell>
          <table:table-cell table:formula="of:=-1/([.H39]*[.B39]*10^-9)" office:value-type="float" office:value="-56946.8094646828" calcext:value-type="float">
            <text:p/>
          </table:table-cell>
          <table:table-cell table:formula="of:=([.H39]*[.I39]-[.H40]*[.I40])/([.H39]^2-[.H40]^2)*1000" office:value-type="float" office:value="-21.9065880843466" calcext:value-type="float">
            <text:p/>
          </table:table-cell>
          <table:table-cell table:formula="of:=([.H40]^2-[.H39]^2)/([.H40]*[.H39]^2*[.I40]-[.H40]^2*[.H39]*[.I39])" office:value-type="float" office:value="0.0000000232967571246665" calcext:value-type="float">
            <text:p/>
          </table:table-cell>
          <table:table-cell table:formula="of:=[.H39]*[.J39]-1/([.H39]*[.K39])" office:value-type="float" office:value="-73447.4705722372" calcext:value-type="float">
            <text:p/>
          </table:table-cell>
          <table:table-cell/>
          <table:table-cell office:value-type="float" office:value="0.02" calcext:value-type="float">
            <text:p>0.02</text:p>
          </table:table-cell>
          <table:table-cell table:formula="of:=-([.N39]/([.B39]^2)+[.N40]/([.B40]^2))/([.H39]^2-[.H40]^2)*1000000000*1000" office:value-type="float" office:value="7.96612130251495" calcext:value-type="float">
            <text:p/>
          </table:table-cell>
          <table:table-cell table:formula="of:=([.H40]^2-[.H39]^2)/(([.H39]^2*1000000000/[.B40]-[.H40]^2*1000000000/[.B39])^2)*([.N39]*[.H40]^2/([.B39]^2)+[.N40]*[.H39]^2/([.B40]^2))*1000000000" office:value-type="float" office:value="0.0000000000224694835533063" calcext:value-type="float">
            <text:p/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3.18" calcext:value-type="float">
            <text:p>23.18</text:p>
          </table:table-cell>
          <table:table-cell table:formula="of:=0.0005*[.B40]" office:value-type="float" office:value="0.01159" calcext:value-type="float">
            <text:p/>
          </table:table-cell>
          <table:table-cell table:number-columns-repeated="4"/>
          <table:table-cell table:formula="of:=2*PI()*[.A40]*1000" office:value-type="float" office:value="3141.59265358979" calcext:value-type="float">
            <text:p/>
          </table:table-cell>
          <table:table-cell table:formula="of:=-1/([.H40]*[.B40]*10^-9)" office:value-type="float" office:value="-13732.0917249263" calcext:value-type="float">
            <text:p/>
          </table:table-cell>
          <table:table-cell table:formula="of:=([.H40]*[.I40]-[.H41]*[.I41])/([.H40]^2-[.H41]^2)*1000" office:value-type="float" office:value="-5.04595734952573" calcext:value-type="float">
            <text:p/>
          </table:table-cell>
          <table:table-cell table:formula="of:=([.H41]^2-[.H40]^2)/([.H41]*[.H40]^2*[.I41]-[.H41]^2*[.H40]*[.I40])" office:value-type="float" office:value="0.0000000232067899451026" calcext:value-type="float">
            <text:p/>
          </table:table-cell>
          <table:table-cell table:formula="of:=[.H40]*[.J40]-1/([.H40]*[.K40])" office:value-type="float" office:value="-29568.5819219841" calcext:value-type="float">
            <text:p/>
          </table:table-cell>
          <table:table-cell/>
          <table:table-cell office:value-type="float" office:value="0.02" calcext:value-type="float">
            <text:p>0.02</text:p>
          </table:table-cell>
          <table:table-cell table:formula="of:=-([.N40]/([.B40]^2)+[.N41]/([.B41]^2))/([.H40]^2-[.H41]^2)*1000000000*1000" office:value-type="float" office:value="2.5229937525687" calcext:value-type="float">
            <text:p/>
          </table:table-cell>
          <table:table-cell table:formula="of:=([.H41]^2-[.H40]^2)/(([.H40]^2*1000000000/[.B41]-[.H41]^2*1000000000/[.B40])^2)*([.N40]*[.H41]^2/([.B40]^2)+[.N41]*[.H40]^2/([.B41]^2))*1000000000" office:value-type="float" office:value="0.0000000000334567898657939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.1" calcext:value-type="float">
            <text:p>23.1</text:p>
          </table:table-cell>
          <table:table-cell table:formula="of:=0.0005*[.B41]" office:value-type="float" office:value="0.01155" calcext:value-type="float">
            <text:p/>
          </table:table-cell>
          <table:table-cell table:number-columns-repeated="4"/>
          <table:table-cell table:formula="of:=2*PI()*[.A41]*1000" office:value-type="float" office:value="6283.18530717959" calcext:value-type="float">
            <text:p/>
          </table:table-cell>
          <table:table-cell table:formula="of:=-1/([.H41]*[.B41]*10^-9)" office:value-type="float" office:value="-6889.82437627253" calcext:value-type="float">
            <text:p/>
          </table:table-cell>
          <table:table-cell table:formula="of:=([.H41]*[.I41]-[.H42]*[.I42])/([.H41]^2-[.H42]^2)*1000" office:value-type="float" office:value="-0.135905014131351" calcext:value-type="float">
            <text:p/>
          </table:table-cell>
          <table:table-cell table:formula="of:=([.H42]^2-[.H41]^2)/([.H42]*[.H41]^2*[.I42]-[.H42]^2*[.H41]*[.I41])" office:value-type="float" office:value="0.000000023102863340564" calcext:value-type="float">
            <text:p/>
          </table:table-cell>
          <table:table-cell table:formula="of:=[.H41]*[.J41]-1/([.H41]*[.K41])" office:value-type="float" office:value="-7742.8868478467" calcext:value-type="float">
            <text:p/>
          </table:table-cell>
          <table:table-cell/>
          <table:table-cell office:value-type="float" office:value="0.02" calcext:value-type="float">
            <text:p>0.02</text:p>
          </table:table-cell>
          <table:table-cell table:formula="of:=-([.N41]/([.B41]^2)+[.N42]/([.B42]^2))/([.H41]^2-[.H42]^2)*1000000000*1000" office:value-type="float" office:value="0.0194164457816958" calcext:value-type="float">
            <text:p/>
          </table:table-cell>
          <table:table-cell table:formula="of:=([.H42]^2-[.H41]^2)/(([.H41]^2*1000000000/[.B42]-[.H42]^2*1000000000/[.B41])^2)*([.N41]*[.H42]^2/([.B41]^2)+[.N42]*[.H41]^2/([.B42]^2))*1000000000" office:value-type="float" office:value="0.0000000000204140882500063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82" calcext:value-type="float">
            <text:p>22.82</text:p>
          </table:table-cell>
          <table:table-cell table:formula="of:=0.0005*[.B42]" office:value-type="float" office:value="0.01141" calcext:value-type="float">
            <text:p/>
          </table:table-cell>
          <table:table-cell table:number-columns-repeated="4"/>
          <table:table-cell table:formula="of:=2*PI()*[.A42]*1000" office:value-type="float" office:value="62831.8530717959" calcext:value-type="float">
            <text:p/>
          </table:table-cell>
          <table:table-cell table:formula="of:=-1/([.H42]*[.B42]*10^-9)" office:value-type="float" office:value="-697.436209868078" calcext:value-type="float">
            <text:p/>
          </table:table-cell>
          <table:table-cell table:formula="of:=([.H42]*[.I42]-[.H43]*[.I43])/([.H42]^2-[.H43]^2)*1000" office:value-type="float" office:value="-0.0179216882901747" calcext:value-type="float">
            <text:p/>
          </table:table-cell>
          <table:table-cell table:formula="of:=([.H43]^2-[.H42]^2)/([.H43]*[.H42]^2*[.I43]-[.H43]^2*[.H42]*[.I42])" office:value-type="float" office:value="0.0000000228569038518083" calcext:value-type="float">
            <text:p/>
          </table:table-cell>
          <table:table-cell table:formula="of:=[.H42]*[.J42]-1/([.H42]*[.K42])" office:value-type="float" office:value="-1822.36304242941" calcext:value-type="float">
            <text:p/>
          </table:table-cell>
          <table:table-cell/>
          <table:table-cell office:value-type="float" office:value="0.02" calcext:value-type="float">
            <text:p>0.02</text:p>
          </table:table-cell>
          <table:table-cell table:formula="of:=-([.N42]/([.B42]^2)+[.N43]/([.B43]^2))/([.H42]^2-[.H43]^2)*1000000000*1000" office:value-type="float" office:value="0.00651705363976952" calcext:value-type="float">
            <text:p/>
          </table:table-cell>
          <table:table-cell table:formula="of:=([.H43]^2-[.H42]^2)/(([.H42]^2*1000000000/[.B43]-[.H43]^2*1000000000/[.B42])^2)*([.N42]*[.H43]^2/([.B42]^2)+[.N43]*[.H42]^2/([.B43]^2))*1000000000" office:value-type="float" office:value="0.0000000000335061803172718" calcext:value-type="float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.71" calcext:value-type="float">
            <text:p>22.71</text:p>
          </table:table-cell>
          <table:table-cell table:formula="of:=0.0005*[.B43]" office:value-type="float" office:value="0.011355" calcext:value-type="float">
            <text:p/>
          </table:table-cell>
          <table:table-cell table:number-columns-repeated="4"/>
          <table:table-cell table:formula="of:=2*PI()*[.A43]*1000" office:value-type="float" office:value="125663.706143592" calcext:value-type="float">
            <text:p/>
          </table:table-cell>
          <table:table-cell table:formula="of:=-1/([.H43]*[.B43]*10^-9)" office:value-type="float" office:value="-350.407184262209" calcext:value-type="float">
            <text:p/>
          </table:table-cell>
          <table:table-cell table:formula="of:=([.H43]*[.I43]-[.H44]*[.I44])/([.H43]^2-[.H44]^2)*1000" office:value-type="float" office:value="-0.00701030466573603" calcext:value-type="float">
            <text:p/>
          </table:table-cell>
          <table:table-cell table:formula="of:=([.H44]^2-[.H43]^2)/([.H44]*[.H43]^2*[.I44]-[.H44]^2*[.H43]*[.I43])" office:value-type="float" office:value="0.00000002276723795404" calcext:value-type="float">
            <text:p/>
          </table:table-cell>
          <table:table-cell table:formula="of:=[.H43]*[.J43]-1/([.H43]*[.K43])" office:value-type="float" office:value="-1230.46710888882" calcext:value-type="float">
            <text:p/>
          </table:table-cell>
          <table:table-cell/>
          <table:table-cell office:value-type="float" office:value="0.02" calcext:value-type="float">
            <text:p>0.02</text:p>
          </table:table-cell>
          <table:table-cell table:formula="of:=-([.N43]/([.B43]^2)+[.N44]/([.B44]^2))/([.H43]^2-[.H44]^2)*1000000000*1000" office:value-type="float" office:value="0.00164953001416992" calcext:value-type="float">
            <text:p/>
          </table:table-cell>
          <table:table-cell table:formula="of:=([.H44]^2-[.H43]^2)/(([.H43]^2*1000000000/[.B44]-[.H44]^2*1000000000/[.B43])^2)*([.N43]*[.H44]^2/([.B43]^2)+[.N44]*[.H43]^2/([.B44]^2))*1000000000" office:value-type="float" office:value="0.0000000000336030214292662" calcext:value-type="float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.54" calcext:value-type="float">
            <text:p>22.54</text:p>
          </table:table-cell>
          <table:table-cell table:formula="of:=0.0005*[.B44]" office:value-type="float" office:value="0.01127" calcext:value-type="float">
            <text:p/>
          </table:table-cell>
          <table:table-cell table:number-columns-repeated="4"/>
          <table:table-cell table:formula="of:=2*PI()*[.A44]*1000" office:value-type="float" office:value="251327.412287183" calcext:value-type="float">
            <text:p/>
          </table:table-cell>
          <table:table-cell table:formula="of:=-1/([.H44]*[.B44]*10^-9)" office:value-type="float" office:value="-176.525003429343" calcext:value-type="float">
            <text:p/>
          </table:table-cell>
          <table:table-cell table:formula="of:=([.H44]*[.I44]-[.H45]*[.I45])/([.H44]^2-[.H45]^2)*1000" office:value-type="float" office:value="-0.00333271967676068" calcext:value-type="float">
            <text:p/>
          </table:table-cell>
          <table:table-cell table:formula="of:=([.H45]^2-[.H44]^2)/([.H45]*[.H44]^2*[.I45]-[.H45]^2*[.H44]*[.I44])" office:value-type="float" office:value="0.0000000226474612634088" calcext:value-type="float">
            <text:p/>
          </table:table-cell>
          <table:table-cell table:formula="of:=[.H44]*[.J44]-1/([.H44]*[.K44])" office:value-type="float" office:value="-1013.29121185594" calcext:value-type="float">
            <text:p/>
          </table:table-cell>
          <table:table-cell/>
          <table:table-cell office:value-type="float" office:value="0.02" calcext:value-type="float">
            <text:p>0.02</text:p>
          </table:table-cell>
          <table:table-cell table:formula="of:=-([.N44]/([.B44]^2)+[.N45]/([.B45]^2))/([.H44]^2-[.H45]^2)*1000000000*1000" office:value-type="float" office:value="0.00222182101061719" calcext:value-type="float">
            <text:p/>
          </table:table-cell>
          <table:table-cell table:formula="of:=([.H45]^2-[.H44]^2)/(([.H44]^2*1000000000/[.B45]-[.H45]^2*1000000000/[.B44])^2)*([.N44]*[.H45]^2/([.B44]^2)+[.N45]*[.H44]^2/([.B45]^2))*1000000000" office:value-type="float" office:value="0.0000000000921738092768932" calcext:value-type="float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.48" calcext:value-type="float">
            <text:p>22.48</text:p>
          </table:table-cell>
          <table:table-cell table:formula="of:=0.0005*[.B45]" office:value-type="float" office:value="0.01124" calcext:value-type="float">
            <text:p/>
          </table:table-cell>
          <table:table-cell table:number-columns-repeated="4"/>
          <table:table-cell table:formula="of:=2*PI()*[.A45]*1000" office:value-type="float" office:value="314159.265358979" calcext:value-type="float">
            <text:p/>
          </table:table-cell>
          <table:table-cell table:formula="of:=-1/([.H45]*[.B45]*10^-9)" office:value-type="float" office:value="-141.596924458982" calcext:value-type="float">
            <text:p/>
          </table:table-cell>
          <table:table-cell table:formula="of:=([.H45]*[.I45]-[.H46]*[.I46])/([.H45]^2-[.H46]^2)*1000" office:value-type="float" office:value="-0.00103343728434364" calcext:value-type="float">
            <text:p/>
          </table:table-cell>
          <table:table-cell table:formula="of:=([.H46]^2-[.H45]^2)/([.H46]*[.H45]^2*[.I46]-[.H46]^2*[.H45]*[.I45])" office:value-type="float" office:value="0.0000000225316622612185" calcext:value-type="float">
            <text:p/>
          </table:table-cell>
          <table:table-cell table:formula="of:=[.H45]*[.J45]-1/([.H45]*[.K45])" office:value-type="float" office:value="-465.936158604915" calcext:value-type="float">
            <text:p/>
          </table:table-cell>
          <table:table-cell/>
          <table:table-cell office:value-type="float" office:value="0.02" calcext:value-type="float">
            <text:p>0.02</text:p>
          </table:table-cell>
          <table:table-cell table:formula="of:=-([.N45]/([.B45]^2)+[.N46]/([.B46]^2))/([.H45]^2-[.H46]^2)*1000000000*1000" office:value-type="float" office:value="0.00103343892325313" calcext:value-type="float">
            <text:p/>
          </table:table-cell>
          <table:table-cell table:formula="of:=([.H46]^2-[.H45]^2)/(([.H45]^2*1000000000/[.B46]-[.H46]^2*1000000000/[.B45])^2)*([.N45]*[.H46]^2/([.B45]^2)+[.N46]*[.H45]^2/([.B46]^2))*1000000000" office:value-type="float" office:value="0.0000000000718731019771021" calcext:value-type="float">
            <text:p/>
          </table:table-cell>
        </table:table-row>
        <table:table-row table:style-name="ro1">
          <table:table-cell office:value-type="float" office:value="66.66" calcext:value-type="float">
            <text:p>66.66</text:p>
          </table:table-cell>
          <table:table-cell office:value-type="float" office:value="22.44" calcext:value-type="float">
            <text:p>22.44</text:p>
          </table:table-cell>
          <table:table-cell table:formula="of:=0.0005*[.B46]" office:value-type="float" office:value="0.01122" calcext:value-type="float">
            <text:p/>
          </table:table-cell>
          <table:table-cell table:number-columns-repeated="4"/>
          <table:table-cell table:formula="of:=2*PI()*[.A46]*1000" office:value-type="float" office:value="418837.132576591" calcext:value-type="float">
            <text:p/>
          </table:table-cell>
          <table:table-cell table:formula="of:=-1/([.H46]*[.B46]*10^-9)" office:value-type="float" office:value="-106.397633808765" calcext:value-type="float">
            <text:p/>
          </table:table-cell>
          <table:table-cell table:formula="of:=([.H46]*[.I46]-[.H47]*[.I47])/([.H46]^2-[.H47]^2)*1000" office:value-type="float" office:value="0.000811524723639428" calcext:value-type="float">
            <text:p/>
          </table:table-cell>
          <table:table-cell table:formula="of:=([.H47]^2-[.H46]^2)/([.H47]*[.H46]^2*[.I47]-[.H47]^2*[.H46]*[.I46])" office:value-type="float" office:value="0.0000000223685417074095" calcext:value-type="float">
            <text:p/>
          </table:table-cell>
          <table:table-cell table:formula="of:=[.H46]*[.J46]-1/([.H46]*[.K46])" office:value-type="float" office:value="233.159157767119" calcext:value-type="float">
            <text:p/>
          </table:table-cell>
          <table:table-cell/>
          <table:table-cell office:value-type="float" office:value="0.02" calcext:value-type="float">
            <text:p>0.02</text:p>
          </table:table-cell>
          <table:table-cell table:formula="of:=-([.N46]/([.B46]^2)+[.N47]/([.B47]^2))/([.H46]^2-[.H47]^2)*1000000000*1000" office:value-type="float" office:value="0.000360680544234768" calcext:value-type="float">
            <text:p/>
          </table:table-cell>
          <table:table-cell table:formula="of:=([.H47]^2-[.H46]^2)/(([.H46]^2*1000000000/[.B47]-[.H47]^2*1000000000/[.B46])^2)*([.N46]*[.H47]^2/([.B46]^2)+[.N47]*[.H46]^2/([.B47]^2))*1000000000" office:value-type="float" office:value="0.0000000000515311862974954" calcext:value-type="float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.53" calcext:value-type="float">
            <text:p>22.53</text:p>
          </table:table-cell>
          <table:table-cell table:formula="of:=0.0005*[.B47]" office:value-type="float" office:value="0.011265" calcext:value-type="float">
            <text:p/>
          </table:table-cell>
          <table:table-cell table:number-columns-repeated="4"/>
          <table:table-cell table:formula="of:=2*PI()*[.A47]*1000" office:value-type="float" office:value="628318.530717959" calcext:value-type="float">
            <text:p/>
          </table:table-cell>
          <table:table-cell table:formula="of:=-1/([.H47]*[.B47]*10^-9)" office:value-type="float" office:value="-70.6413418073215" calcext:value-type="float">
            <text:p/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barrido en tensión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9" calcext:value-type="float">
            <text:p>0.019</text:p>
          </table:table-cell>
          <table:table-cell table:formula="of:=0.0005*[.B50]" office:value-type="float" office:value="0.0000095" calcext:value-type="float">
            <text:p/>
          </table:table-cell>
          <table:table-cell table:number-columns-repeated="4"/>
          <table:table-cell table:formula="of:=2*PI()*100000" office:value-type="float" office:value="628318.530717959" calcext:value-type="float">
            <text:p/>
          </table:table-cell>
          <table:table-cell table:formula="of:=-1/([.H50]*[.B50]*10^-6)" office:value-type="float" office:value="-83.7657595220502" calcext:value-type="float">
            <text:p/>
          </table:table-cell>
          <table:table-cell table:formula="of:=([.H50]*[.I50]-[.H51]*[.I51])/([.H50]^2-[.H51]^2)" office:value-type="string" office:string-value="" calcext:value-type="error">
            <text:p/>
          </table:table-cell>
          <table:table-cell table:formula="of:=([.H51]^2-[.H50]^2)/([.H51]*[.H50]^2*[.I51]-[.H51]^2*[.H50]*[.I50])" office:value-type="string" office:string-value="" calcext:value-type="error">
            <text:p/>
          </table:table-cell>
          <table:table-cell table:formula="of:=[.H50]*[.J50]-1/([.H50]*[.K50])" office:value-type="string" office:string-value="" calcext:value-type="error">
            <text:p/>
          </table:table-cell>
          <table:table-cell table:number-columns-repeated="4"/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0.019" calcext:value-type="float">
            <text:p>0.019</text:p>
          </table:table-cell>
          <table:table-cell table:formula="of:=0.0005*[.B51]" office:value-type="float" office:value="0.0000095" calcext:value-type="float">
            <text:p/>
          </table:table-cell>
          <table:table-cell table:number-columns-repeated="4"/>
          <table:table-cell table:formula="of:=2*PI()*100000" office:value-type="float" office:value="628318.530717959" calcext:value-type="float">
            <text:p/>
          </table:table-cell>
          <table:table-cell table:formula="of:=-1/([.H51]*[.B51]*10^-6)" office:value-type="float" office:value="-83.7657595220502" calcext:value-type="float">
            <text:p/>
          </table:table-cell>
          <table:table-cell table:formula="of:=([.H51]*[.I51]-[.H52]*[.I52])/([.H51]^2-[.H52]^2)" office:value-type="string" office:string-value="" calcext:value-type="error">
            <text:p/>
          </table:table-cell>
          <table:table-cell table:formula="of:=([.H52]^2-[.H51]^2)/([.H52]*[.H51]^2*[.I52]-[.H52]^2*[.H51]*[.I51])" office:value-type="float" office:value="0" calcext:value-type="float">
            <text:p/>
          </table:table-cell>
          <table:table-cell table:formula="of:=[.H51]*[.J51]-1/([.H51]*[.K51])" office:value-type="string" office:string-value="" calcext:value-type="error">
            <text:p/>
          </table:table-cell>
          <table:table-cell table:number-columns-repeated="4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0.022" calcext:value-type="float">
            <text:p>0.022</text:p>
          </table:table-cell>
          <table:table-cell table:formula="of:=0.0005*[.B52]" office:value-type="float" office:value="0.000011" calcext:value-type="float">
            <text:p/>
          </table:table-cell>
          <table:table-cell table:number-columns-repeated="4"/>
          <table:table-cell table:formula="of:=2*PI()*100000" office:value-type="float" office:value="628318.530717959" calcext:value-type="float">
            <text:p/>
          </table:table-cell>
          <table:table-cell table:formula="of:=-1/([.H52]*[.B52]*10^-6)" office:value-type="float" office:value="-72.3431559508615" calcext:value-type="float">
            <text:p/>
          </table:table-cell>
          <table:table-cell table:formula="of:=([.H52]*[.I52]-[.H53]*[.I53])/([.H52]^2-[.H53]^2)" office:value-type="string" office:string-value="" calcext:value-type="error">
            <text:p/>
          </table:table-cell>
          <table:table-cell table:formula="of:=([.H53]^2-[.H52]^2)/([.H53]*[.H52]^2*[.I53]-[.H53]^2*[.H52]*[.I52])" office:value-type="string" office:string-value="" calcext:value-type="error">
            <text:p/>
          </table:table-cell>
          <table:table-cell table:formula="of:=[.H52]*[.J52]-1/([.H52]*[.K52])" office:value-type="string" office:string-value="" calcext:value-type="error">
            <text:p/>
          </table:table-cell>
          <table:table-cell table:number-columns-repeated="4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022" calcext:value-type="float">
            <text:p>0.022</text:p>
          </table:table-cell>
          <table:table-cell table:formula="of:=0.0005*[.B53]" office:value-type="float" office:value="0.000011" calcext:value-type="float">
            <text:p/>
          </table:table-cell>
          <table:table-cell table:number-columns-repeated="4"/>
          <table:table-cell table:formula="of:=2*PI()*100000" office:value-type="float" office:value="628318.530717959" calcext:value-type="float">
            <text:p/>
          </table:table-cell>
          <table:table-cell table:formula="of:=-1/([.H53]*[.B53]*10^-6)" office:value-type="float" office:value="-72.3431559508615" calcext:value-type="float">
            <text:p/>
          </table:table-cell>
          <table:table-cell table:formula="of:=([.H53]*[.I53]-[.H54]*[.I54])/([.H53]^2-[.H54]^2)" office:value-type="string" office:string-value="" calcext:value-type="error">
            <text:p/>
          </table:table-cell>
          <table:table-cell table:formula="of:=([.H54]^2-[.H53]^2)/([.H54]*[.H53]^2*[.I54]-[.H54]^2*[.H53]*[.I53])" office:value-type="float" office:value="0" calcext:value-type="float">
            <text:p/>
          </table:table-cell>
          <table:table-cell table:formula="of:=[.H53]*[.J53]-1/([.H53]*[.K53])" office:value-type="string" office:string-value="" calcext:value-type="error">
            <text:p/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23" calcext:value-type="float">
            <text:p>0.023</text:p>
          </table:table-cell>
          <table:table-cell table:formula="of:=0.0005*[.B54]" office:value-type="float" office:value="0.0000115" calcext:value-type="float">
            <text:p/>
          </table:table-cell>
          <table:table-cell table:number-columns-repeated="4"/>
          <table:table-cell table:formula="of:=2*PI()*100000" office:value-type="float" office:value="628318.530717959" calcext:value-type="float">
            <text:p/>
          </table:table-cell>
          <table:table-cell table:formula="of:=-1/([.H54]*[.B54]*10^-6)" office:value-type="float" office:value="-69.1978013443023" calcext:value-type="float">
            <text:p/>
          </table:table-cell>
          <table:table-cell table:formula="of:=([.H54]*[.I54]-[.H55]*[.I55])/([.H54]^2-[.H55]^2)" office:value-type="string" office:string-value="" calcext:value-type="error">
            <text:p/>
          </table:table-cell>
          <table:table-cell table:formula="of:=([.H55]^2-[.H54]^2)/([.H55]*[.H54]^2*[.I55]-[.H55]^2*[.H54]*[.I54])" office:value-type="string" office:string-value="" calcext:value-type="error">
            <text:p/>
          </table:table-cell>
          <table:table-cell table:formula="of:=[.H54]*[.J54]-1/([.H54]*[.K54])" office:value-type="string" office:string-value="" calcext:value-type="error">
            <text:p/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23" calcext:value-type="float">
            <text:p>0.023</text:p>
          </table:table-cell>
          <table:table-cell table:formula="of:=0.0005*[.B55]" office:value-type="float" office:value="0.0000115" calcext:value-type="float">
            <text:p/>
          </table:table-cell>
          <table:table-cell table:number-columns-repeated="4"/>
          <table:table-cell table:formula="of:=2*PI()*100000" office:value-type="float" office:value="628318.530717959" calcext:value-type="float">
            <text:p/>
          </table:table-cell>
          <table:table-cell table:formula="of:=-1/([.H55]*[.B55]*10^-6)" office:value-type="float" office:value="-69.1978013443023" calcext:value-type="float">
            <text:p/>
          </table:table-cell>
          <table:table-cell table:number-columns-repeated="7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impedancimetro vectoria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ec</text:p>
          </table:table-cell>
          <table:table-cell office:value-type="string" calcext:value-type="string">
            <text:p>Xme</text:p>
          </table:table-cell>
          <table:table-cell office:value-type="string" calcext:value-type="string">
            <text:p>delta X</text:p>
          </table:table-cell>
          <table:table-cell office:value-type="string" calcext:value-type="string">
            <text:p>ang med</text:p>
          </table:table-cell>
          <table:table-cell office:value-type="string" calcext:value-type="string">
            <text:p>delta ang</text:p>
          </table:table-cell>
          <table:table-cell table:number-columns-repeated="2"/>
          <table:table-cell office:value-type="string" calcext:value-type="string">
            <text:p>X relativa</text:p>
          </table:table-cell>
          <table:table-cell office:value-type="string" calcext:value-type="string">
            <text:p>º relativos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4.5" calcext:value-type="float">
            <text:p>14.5</text:p>
          </table:table-cell>
          <table:table-cell table:formula="of:=0.04*30+([.A62]/30 + [.B62]/25000)/100*[.B62]" office:value-type="float" office:value="1.20250076666667" calcext:value-type="float">
            <text:p/>
          </table:table-cell>
          <table:table-cell office:value-type="float" office:value="-90" calcext:value-type="float">
            <text:p>-90</text:p>
          </table:table-cell>
          <table:table-cell table:formula="of:=3+ [.A62]/30 +[.B62]/25000" office:value-type="float" office:value="3.01724666666667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0.04*10+([.A63]/30 + [.B63]/25000)/100*[.B63]" office:value-type="float" office:value="0.4020004" calcext:value-type="float">
            <text:p/>
          </table:table-cell>
          <table:table-cell office:value-type="float" office:value="-45" calcext:value-type="float">
            <text:p>-45</text:p>
          </table:table-cell>
          <table:table-cell table:formula="of:=3+ [.A63]/30 +[.B63]/25000" office:value-type="float" office:value="3.20004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9.08854" calcext:value-type="float">
            <text:p>9.08854</text:p>
          </table:table-cell>
          <table:table-cell office:value-type="float" office:value="0.8" calcext:value-type="float">
            <text:p>0.8</text:p>
          </table:table-cell>
          <table:table-cell table:formula="of:=0.04*10+([.A64]/30 + [.B64]/25000)/100*[.B64]" office:value-type="float" office:value="0.402423866666667" calcext:value-type="float">
            <text:p/>
          </table:table-cell>
          <table:table-cell office:value-type="float" office:value="0" calcext:value-type="float">
            <text:p>0</text:p>
          </table:table-cell>
          <table:table-cell table:formula="of:=3+ [.A64]/30 +[.B64]/25000" office:value-type="float" office:value="3.30298333333333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1.2" calcext:value-type="float">
            <text:p>1.2</text:p>
          </table:table-cell>
          <table:table-cell table:formula="of:=0.04*10+([.A65]/30 + [.B65]/25000)/100*[.B65]" office:value-type="float" office:value="0.405940576" calcext:value-type="float">
            <text:p/>
          </table:table-cell>
          <table:table-cell office:value-type="float" office:value="45" calcext:value-type="float">
            <text:p>45</text:p>
          </table:table-cell>
          <table:table-cell table:formula="of:=3+ [.A65]/30 +[.B65]/25000" office:value-type="float" office:value="3.495048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88.3" calcext:value-type="float">
            <text:p>88.3</text:p>
          </table:table-cell>
          <table:table-cell office:value-type="float" office:value="6.6" calcext:value-type="float">
            <text:p>6.6</text:p>
          </table:table-cell>
          <table:table-cell table:formula="of:=0.04*10+([.A66]/30 + [.B66]/25000)/100*[.B66]" office:value-type="float" office:value="0.594277424" calcext:value-type="float">
            <text:p/>
          </table:table-cell>
          <table:table-cell office:value-type="float" office:value="90" calcext:value-type="float">
            <text:p>90</text:p>
          </table:table-cell>
          <table:table-cell table:formula="of:=3+ [.A66]/30 +[.B66]/25000" office:value-type="float" office:value="5.94359733333333" calcext:value-type="float">
            <text:p/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5.2" calcext:value-type="float">
            <text:p>5.2</text:p>
          </table:table-cell>
          <table:table-cell table:formula="of:=0.04*10+([.A68]/30 + [.B68]/25000)/100*[.B68]" office:value-type="float" office:value="0.407810816" calcext:value-type="float">
            <text:p/>
          </table:table-cell>
          <table:table-cell office:value-type="float" office:value="-78" calcext:value-type="float">
            <text:p>-78</text:p>
          </table:table-cell>
          <table:table-cell table:formula="of:=3+ [.A68]/30 +[.B68]/25000" office:value-type="float" office:value="3.150208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5.4" calcext:value-type="float">
            <text:p>5.4</text:p>
          </table:table-cell>
          <table:table-cell table:formula="of:=0.04*10+([.A69]/30 + [.B69]/25000)/100*[.B69]" office:value-type="float" office:value="0.408651664" calcext:value-type="float">
            <text:p/>
          </table:table-cell>
          <table:table-cell office:value-type="float" office:value="-95" calcext:value-type="float">
            <text:p>-95</text:p>
          </table:table-cell>
          <table:table-cell table:formula="of:=3+ [.A69]/30 +[.B69]/25000" office:value-type="float" office:value="3.160216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.6" calcext:value-type="float">
            <text:p>2.6</text:p>
          </table:table-cell>
          <table:table-cell table:formula="of:=0.04*3+([.A70]/30 + [.B70]/25000)/100*[.B70]" office:value-type="float" office:value="0.124509370666667" calcext:value-type="float">
            <text:p/>
          </table:table-cell>
          <table:table-cell office:value-type="float" office:value="-162" calcext:value-type="float">
            <text:p>-162</text:p>
          </table:table-cell>
          <table:table-cell table:formula="of:=3+ [.A70]/30 +[.B70]/25000" office:value-type="float" office:value="3.17343733333333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.05" calcext:value-type="float">
            <text:p>1.05</text:p>
          </table:table-cell>
          <table:table-cell table:formula="of:=0.04*3+([.A71]/30 + [.B71]/25000)/100*[.B71]" office:value-type="float" office:value="0.121925441" calcext:value-type="float">
            <text:p/>
          </table:table-cell>
          <table:table-cell office:value-type="float" office:value="-122" calcext:value-type="float">
            <text:p>-122</text:p>
          </table:table-cell>
          <table:table-cell table:formula="of:=3+ [.A71]/30 +[.B71]/25000" office:value-type="float" office:value="3.18337533333333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.2" calcext:value-type="float">
            <text:p>1.2</text:p>
          </table:table-cell>
          <table:table-cell table:formula="of:=0.04*3+([.A72]/30 + [.B72]/25000)/100*[.B72]" office:value-type="float" office:value="0.122320576" calcext:value-type="float">
            <text:p/>
          </table:table-cell>
          <table:table-cell office:value-type="float" office:value="-98" calcext:value-type="float">
            <text:p>-98</text:p>
          </table:table-cell>
          <table:table-cell table:formula="of:=3+ [.A72]/30 +[.B72]/25000" office:value-type="float" office:value="3.19338133333333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table:formula="of:=0.04*3+([.A73]/30 + [.B73]/25000)/100*[.B73]" office:value-type="float" office:value="0.122500625" calcext:value-type="float">
            <text:p/>
          </table:table-cell>
          <table:table-cell office:value-type="float" office:value="-96" calcext:value-type="float">
            <text:p>-96</text:p>
          </table:table-cell>
          <table:table-cell table:formula="of:=3+ [.A73]/30 +[.B73]/25000" office:value-type="float" office:value="3.20005" calcext:value-type="float">
            <text:p/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xtal</text:p>
          </table:table-cell>
          <table:table-cell table:number-columns-repeated="15"/>
        </table:table-row>
        <table:table-row table:style-name="ro1">
          <table:table-cell office:value-type="float" office:value="18.996" calcext:value-type="float">
            <text:p>18.996</text:p>
          </table:table-cell>
          <table:table-cell office:value-type="float" office:value="2850" calcext:value-type="float">
            <text:p>2850</text:p>
          </table:table-cell>
          <table:table-cell table:formula="of:=0.04*3000+([.A76]/30 + [.B76]/25000)/100*[.B76]" office:value-type="float" office:value="141.2952" calcext:value-type="float">
            <text:p/>
          </table:table-cell>
          <table:table-cell office:value-type="float" office:value="-90" calcext:value-type="float">
            <text:p>-90</text:p>
          </table:table-cell>
          <table:table-cell table:formula="of:=3+ [.A76]/30 +[.B76]/25000" office:value-type="float" office:value="3.7472" calcext:value-type="float">
            <text:p/>
          </table:table-cell>
          <table:table-cell table:number-columns-repeated="2"/>
          <table:table-cell table:formula="of:=[.C76]/[.B76]" office:value-type="float" office:value="0.0495772631578947" calcext:value-type="float">
            <text:p/>
          </table:table-cell>
          <table:table-cell table:formula="of:=2.94*[.H76]" office:value-type="float" office:value="0.145757153684211" calcext:value-type="float">
            <text:p/>
          </table:table-cell>
          <table:table-cell table:formula="of:=5.98*[.H76]" office:value-type="float" office:value="0.29647203368421" calcext:value-type="float">
            <text:p/>
          </table:table-cell>
          <table:table-cell table:number-columns-repeated="6"/>
        </table:table-row>
        <table:table-row table:style-name="ro1">
          <table:table-cell office:value-type="float" office:value="19.99484" calcext:value-type="float">
            <text:p>19.99484</text:p>
          </table:table-cell>
          <table:table-cell/>
          <table:table-cell table:formula="of:=0.04*30+([.A77]/30 + [.B77]/25000)/100*[.B77]" office:value-type="float" office:value="1.2" calcext:value-type="float">
            <text:p/>
          </table:table-cell>
          <table:table-cell office:value-type="float" office:value="-45" calcext:value-type="float">
            <text:p>-45</text:p>
          </table:table-cell>
          <table:table-cell table:formula="of:=3+ [.A77]/30 +[.B77]/25000" office:value-type="float" office:value="3.66649466666667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19.995058" calcext:value-type="float">
            <text:p>19.995058</text:p>
          </table:table-cell>
          <table:table-cell office:value-type="float" office:value="17" calcext:value-type="float">
            <text:p>17</text:p>
          </table:table-cell>
          <table:table-cell table:formula="of:=0.04*30+([.A78]/30 + [.B78]/25000)/100*[.B78]" office:value-type="float" office:value="1.31342092866667" calcext:value-type="float">
            <text:p/>
          </table:table-cell>
          <table:table-cell office:value-type="float" office:value="0" calcext:value-type="float">
            <text:p>0</text:p>
          </table:table-cell>
          <table:table-cell table:formula="of:=3+ [.A78]/30 +[.B78]/25000" office:value-type="float" office:value="3.66718193333333" calcext:value-type="float">
            <text:p/>
          </table:table-cell>
          <table:table-cell table:number-columns-repeated="2"/>
          <table:table-cell table:formula="of:=[.C78]/[.B78]" office:value-type="float" office:value="0.077260054627451" calcext:value-type="float">
            <text:p/>
          </table:table-cell>
          <table:table-cell table:formula="of:=16.5*[.H78]" office:value-type="float" office:value="1.27479090135294" calcext:value-type="float">
            <text:p/>
          </table:table-cell>
          <table:table-cell table:number-columns-repeated="7"/>
        </table:table-row>
        <table:table-row table:style-name="ro1">
          <table:table-cell office:value-type="float" office:value="19.995286" calcext:value-type="float">
            <text:p>19.995286</text:p>
          </table:table-cell>
          <table:table-cell/>
          <table:table-cell table:formula="of:=0.04*30+([.A79]/30 + [.B79]/25000)/100*[.B79]" office:value-type="float" office:value="1.2" calcext:value-type="float">
            <text:p/>
          </table:table-cell>
          <table:table-cell office:value-type="float" office:value="45" calcext:value-type="float">
            <text:p>45</text:p>
          </table:table-cell>
          <table:table-cell table:formula="of:=3+ [.A79]/30 +[.B79]/25000" office:value-type="float" office:value="3.66650953333333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20.0311383" calcext:value-type="float">
            <text:p>20.0311383</text:p>
          </table:table-cell>
          <table:table-cell office:value-type="float" office:value="560" calcext:value-type="float">
            <text:p>560</text:p>
          </table:table-cell>
          <table:table-cell table:formula="of:=0.04*1000+([.A80]/30 + [.B80]/25000)/100*[.B80]" office:value-type="float" office:value="43.864585816" calcext:value-type="float">
            <text:p/>
          </table:table-cell>
          <table:table-cell office:value-type="float" office:value="45" calcext:value-type="float">
            <text:p>45</text:p>
          </table:table-cell>
          <table:table-cell table:formula="of:=3+ [.A80]/30 +[.B80]/25000" office:value-type="float" office:value="3.69010461" calcext:value-type="float">
            <text:p/>
          </table:table-cell>
          <table:table-cell table:number-columns-repeated="2"/>
          <table:table-cell table:formula="of:=[.C80]/[.B80]" office:value-type="float" office:value="0.0783296175285714" calcext:value-type="float">
            <text:p/>
          </table:table-cell>
          <table:table-cell table:number-columns-repeated="8"/>
        </table:table-row>
        <table:table-row table:style-name="ro1">
          <table:table-cell office:value-type="float" office:value="20.0311556" calcext:value-type="float">
            <text:p>20.0311556</text:p>
          </table:table-cell>
          <table:table-cell office:value-type="float" office:value="640" calcext:value-type="float">
            <text:p>640</text:p>
          </table:table-cell>
          <table:table-cell table:formula="of:=0.04*1000+([.A81]/30 + [.B81]/25000)/100*[.B81]" office:value-type="float" office:value="44.4371531946667" calcext:value-type="float">
            <text:p/>
          </table:table-cell>
          <table:table-cell office:value-type="float" office:value="0" calcext:value-type="float">
            <text:p>0</text:p>
          </table:table-cell>
          <table:table-cell table:formula="of:=3+ [.A81]/30 +[.B81]/25000" office:value-type="float" office:value="3.69330518666667" calcext:value-type="float">
            <text:p/>
          </table:table-cell>
          <table:table-cell table:number-columns-repeated="2"/>
          <table:table-cell table:formula="of:=[.C81]/[.B81]" office:value-type="float" office:value="0.0694330518666667" calcext:value-type="float">
            <text:p/>
          </table:table-cell>
          <table:table-cell table:number-columns-repeated="8"/>
        </table:table-row>
        <table:table-row table:style-name="ro1">
          <table:table-cell office:value-type="float" office:value="20.0311634" calcext:value-type="float">
            <text:p>20.0311634</text:p>
          </table:table-cell>
          <table:table-cell office:value-type="float" office:value="550" calcext:value-type="float">
            <text:p>550</text:p>
          </table:table-cell>
          <table:table-cell table:formula="of:=0.04*1000+([.A82]/30 + [.B82]/25000)/100*[.B82]" office:value-type="float" office:value="43.7933799566667" calcext:value-type="float">
            <text:p/>
          </table:table-cell>
          <table:table-cell office:value-type="float" office:value="-45" calcext:value-type="float">
            <text:p>-45</text:p>
          </table:table-cell>
          <table:table-cell table:formula="of:=3+ [.A82]/30 +[.B82]/25000" office:value-type="float" office:value="3.68970544666667" calcext:value-type="float">
            <text:p/>
          </table:table-cell>
          <table:table-cell table:number-columns-repeated="2"/>
          <table:table-cell table:formula="of:=[.C82]/[.B82]" office:value-type="float" office:value="0.0796243271939394" calcext:value-type="float">
            <text:p/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1">00/00/0000</text:date>, <text:time style:data-style-name="N2" text:time-value="16:12:44.5768422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0T14:29:35.207516015</meta:creation-date>
    <dc:date>2014-06-21T19:45:50.886359033</dc:date>
    <meta:editing-duration>PT3H24M15S</meta:editing-duration>
    <meta:editing-cycles>9</meta:editing-cycles>
    <meta:generator>LibreOffice/4.2.3.3$Linux_X86_64 LibreOffice_project/420m0$Build-3</meta:generator>
    <meta:document-statistic meta:table-count="1" meta:cell-count="470" meta:object-count="0"/>
  </office:meta>
</office:document-meta>
</file>